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cm" table:align="left"/>
    </style:style>
    <style:style style:name="Tabelle1.A" style:family="table-column">
      <style:table-column-properties style:column-width="2.189cm"/>
    </style:style>
    <style:style style:name="Tabelle1.B" style:family="table-column">
      <style:table-column-properties style:column-width="2.399cm"/>
    </style:style>
    <style:style style:name="Tabelle1.C" style:family="table-column">
      <style:table-column-properties style:column-width="2.364cm"/>
    </style:style>
    <style:style style:name="Tabelle1.D" style:family="table-column">
      <style:table-column-properties style:column-width="10.049cm"/>
    </style:style>
    <style:style style:name="Tabelle1.A1" style:family="table-cell">
      <style:table-cell-properties style:vertical-align="middle" fo:padding="0.049cm" fo:border="none"/>
    </style:style>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1">
      <style:paragraph-properties fo:margin-top="0cm" fo:margin-bottom="0cm"/>
    </style:style>
    <style:style style:name="P10" style:family="paragraph" style:parent-style-name="Text_20_body" style:list-style-name="L7">
      <style:paragraph-properties fo:margin-top="0cm" fo:margin-bottom="0cm"/>
    </style:style>
    <style:style style:name="P11" style:family="paragraph" style:parent-style-name="Text_20_body" style:list-style-name="L8">
      <style:paragraph-properties fo:margin-top="0cm" fo:margin-bottom="0cm"/>
    </style:style>
    <style:style style:name="P12" style:family="paragraph" style:parent-style-name="Heading_20_3">
      <style:paragraph-properties fo:text-align="center" style:justify-single-word="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Labor: Erste Schritte mit GitHub </text:p>
      <text:p text:style-name="Text_20_body"><draw:frame draw:style-name="fr1" draw:name="Grafik1" text:anchor-type="as-char" svg:width="5.292cm" svg:height="5.292cm" draw:z-index="0"><draw:image xlink:href="https://cf-courses-data.s3.us.cloud-object-storage.appdomain.cloud/IBMDeveloperSkillsNetwork-CD0101EN-SkillsNetwork/labs/GitHubLabs/images/IDSNlogo.png" xlink:type="simple" xlink:show="embed" xlink:actuate="onLoad"/></draw:frame> </text:p>
      <text:p text:style-name="Text_20_body"><text:span text:style-name="Strong_20_Emphasis">Geschätzte Zeit </text:span>: 10 Minuten </text:p>
      <text:p text:style-name="Text_20_body">In diesem Lab beginnen Sie mit GitHub, indem Sie ein GitHub-Konto und -Projekt erstellen. Anschließend fügen Sie dem Projekt über die GitHub-Weboberfläche eine Datei hinzu. </text:p>
      <text:h text:style-name="Heading_20_2" text:outline-level="2">Ziele </text:h>
      <text:p text:style-name="Text_20_body">Nach Abschluss dieses Labs können Sie: </text:p>
      <text:list xml:id="list5772464996706581491" text:style-name="L1">
        <text:list-item>
          <text:p text:style-name="P9">Beschreiben Sie GitHub </text:p>
        </text:list-item>
        <text:list-item>
          <text:p text:style-name="P9">Erstellen Sie ein GitHub-Konto </text:p>
        </text:list-item>
        <text:list-item>
          <text:p text:style-name="P9">Fügen Sie ein Projekt / Repository hinzu </text:p>
        </text:list-item>
        <text:list-item>
          <text:p text:style-name="P9">Erstellen und bearbeiten Sie eine Datei </text:p>
        </text:list-item>
        <text:list-item>
          <text:p text:style-name="P1">Laden Sie eine Datei hoch und übertragen Sie sie </text:p>
        </text:list-item>
      </text:list>
      <text:h text:style-name="Heading_20_2" text:outline-level="2">GitHub-Übersicht </text:h>
      <text:p text:style-name="Text_20_body">Bevor wir lernen, GitHub zu verwenden, sehen wir uns zuerst Git an. <text:span text:style-name="Emphasis">Git </text:span>ist ein Open-Source-Versionskontrollsystem für die Softwareentwicklung. Es ist einfach ein Ort, an dem Sie alle Ihre Ordner und Dateien für ein Projekt sammeln können. Diese Sammlung von Ordnern und Dateien wird normalerweise als Repository bezeichnet. </text:p>
      <text:p text:style-name="Text_20_body"><text:span text:style-name="Emphasis">GitHub </text:span>ist ein Git-Repository-Hosting-Service, der jedoch viele seiner eigenen Funktionen hinzufügt. Während Git ein Befehlszeilentool ist und Sie auch einen Server über die Befehlszeile hosten und warten müssen, stellt GitHub den Git-Server sowie eine webbasierte grafische Oberfläche für Sie bereit. Es bietet auch Zugriffskontrolle und mehrere Funktionen für die Zusammenarbeit, wie Wikis und grundlegende Tools zur Aufgabenverwaltung, für jedes Projekt. </text:p>
      <text:p text:style-name="Text_20_body">GitHub bietet Cloud-Speicher für Quellcode, unterstützt alle gängigen Programmiersprachen und optimiert den Iterationsprozess. GitHub enthält einen kostenlosen Plan für einzelne Entwickler und zum Hosten von Open-Source-Projekten. </text:p>
      <text:h text:style-name="Heading_20_2" text:outline-level="2">1. Erstellen eines GitHub-Kontos </text:h>
      <text:p text:style-name="Text_20_body">Führen Sie die folgenden Schritte aus, um ein Konto in GitHub zu erstellen: </text:p>
      <text:list xml:id="list7190771710860344792" text:style-name="L2">
        <text:list-item>
          <text:p text:style-name="P2">Gehen Sie zur <text:a xlink:type="simple" xlink:href="https://github.com/join" office:target-frame-name="_blank" xlink:show="new" text:style-name="Internet_20_link" text:visited-style-name="Visited_20_Internet_20_Link">GitHub-Seite beitreten </text:a>und erstellen Sie ein Konto. <text:span text:style-name="Strong_20_Emphasis">Hinweis </text:span>: Wenn Sie bereits ein GitHub-Konto haben, melden Sie sich jetzt an. </text:p>
        </text:list-item>
        <text:list-item>
          <text:p text:style-name="P2">Geben Sie die erforderlichen Details ein, um ein Konto zu erstellen, wie unten gezeigt. Wenn Sie fertig sind, klicken <text:span text:style-name="Strong_20_Emphasis">Konto erstellen </text:span>. </text:p>
          <text:p text:style-name="P2"><text:soft-page-break/><draw:frame draw:style-name="fr1" draw:name="Grafik2" text:anchor-type="as-char" svg:width="16.087cm" svg:height="21.378cm" draw:z-index="1"><draw:image xlink:href="https://cf-courses-data.s3.us.cloud-object-storage.appdomain.cloud/IBM-DS0105EN-Coursera/labs/GitHub/images/Create_account.PNG" xlink:type="simple" xlink:show="embed" xlink:actuate="onLoad"/><svg:title>Bild</svg:title></draw:frame> </text:p>
        </text:list-item>
        <text:list-item>
          <text:p text:style-name="P2">Klicken Sie <text:span text:style-name="Strong_20_Emphasis">Konto </text:span>zu verifizieren, und klicken Sie dann auf <text:span text:style-name="Strong_20_Emphasis">Fertig </text:span>. </text:p>
          <text:p text:style-name="P2"><text:soft-page-break/><draw:frame draw:style-name="fr1" draw:name="Grafik3" text:anchor-type="as-char" svg:width="15.61cm" svg:height="11.456cm" draw:z-index="2"><draw:image xlink:href="https://cf-courses-data.s3.us.cloud-object-storage.appdomain.cloud/IBM-DS0105EN-Coursera/labs/GitHub/images/Verify.PNG" xlink:type="simple" xlink:show="embed" xlink:actuate="onLoad"/><svg:title>Bild</svg:title></draw:frame> </text:p>
        </text:list-item>
        <text:list-item>
          <text:p text:style-name="P2">Nachdem Sie sich verifiziert haben, klicken <text:span text:style-name="Strong_20_Emphasis">Einem kostenlosen Plan beitreten </text:span>. </text:p>
          <text:p text:style-name="P2"><draw:frame draw:style-name="fr1" draw:name="Grafik4" text:anchor-type="as-char" svg:width="17.515cm" svg:height="4.71cm" draw:z-index="3"><draw:image xlink:href="https://cf-courses-data.s3.us.cloud-object-storage.appdomain.cloud/IBM-DS0105EN-Coursera/labs/GitHub/images/JoinFreePlan.PNG" xlink:type="simple" xlink:show="embed" xlink:actuate="onLoad"/><svg:title>Bild</svg:title></draw:frame> </text:p>
        </text:list-item>
        <text:list-item>
          <text:p text:style-name="P2">Wählen Sie Ihre Gründe für den Beitritt zu GitHub aus und klicken Sie auf <text:span text:style-name="Strong_20_Emphasis">Setup abschließen </text:span>. </text:p>
          <text:p text:style-name="P2"><text:soft-page-break/><draw:frame draw:style-name="fr1" draw:name="Grafik5" text:anchor-type="as-char" svg:width="12.065cm" svg:height="19.182cm" draw:z-index="4"><draw:image xlink:href="https://cf-courses-data.s3.us.cloud-object-storage.appdomain.cloud/IBM-DS0105EN-Coursera/labs/GitHub/images/CompleteSetup.PNG" xlink:type="simple" xlink:show="embed" xlink:actuate="onLoad"/><svg:title>Bild</svg:title></draw:frame> </text:p>
        </text:list-item>
        <text:list-item>
          <text:p text:style-name="P2">Sie erhalten eine Bestätigungs-E-Mail von GitHub. Klicken Sie auf den beigefügten Link, um Ihre E-Mail zu bestätigen. <text:span text:style-name="Strong_20_Emphasis">Hinweis </text:span>: Wenn Sie keine Bestätigungs-E-Mail erhalten, klicken <text:span text:style-name="Strong_20_Emphasis">Sie auf Bestätigungs-E- </text:span>. </text:p>
          <text:p text:style-name="P2"><text:soft-page-break/><draw:frame draw:style-name="fr1" draw:name="Grafik6" text:anchor-type="as-char" svg:width="15.081cm" svg:height="5.503cm" draw:z-index="5"><draw:image xlink:href="https://cf-courses-data.s3.us.cloud-object-storage.appdomain.cloud/IBM-DS0105EN-Coursera/labs/GitHub/images/VerifyEmailAddress.PNG" xlink:type="simple" xlink:show="embed" xlink:actuate="onLoad"/><svg:title>Bild</svg:title></draw:frame> </text:p>
          <text:p text:style-name="P2">Wenn Sie Ihre E-Mail bestätigt haben, sehen Sie einen Bildschirm, der so aussieht: </text:p>
          <text:p text:style-name="P2"><draw:frame draw:style-name="fr1" draw:name="Grafik7" text:anchor-type="as-char" svg:width="24.606cm" svg:height="13.203cm" draw:z-index="6"><draw:image xlink:href="https://cf-courses-data.s3.us.cloud-object-storage.appdomain.cloud/IBM-DS0105EN-Coursera/labs/GitHub/images/EmailVerfied.png" xlink:type="simple" xlink:show="embed" xlink:actuate="onLoad"/><svg:title>Bild</svg:title></draw:frame> </text:p>
        </text:list-item>
      </text:list>
      <text:h text:style-name="Heading_20_2" text:outline-level="2">2: Fügen Sie ein Projekt / Repository hinzu </text:h>
      <text:p text:style-name="Text_20_body">Führen Sie die folgenden Schritte aus, um ein neues Repository hinzuzufügen: </text:p>
      <text:list xml:id="list2408421737407304877" text:style-name="L3">
        <text:list-item>
          <text:p text:style-name="P3">Klicken Sie oben rechts auf der GitHub-Startseite auf das Symbol „+“ und wählen Sie <text:span text:style-name="Strong_20_Emphasis">Neues Repository </text:span>. </text:p>
          <text:p text:style-name="P3"><text:soft-page-break/><draw:frame draw:style-name="fr1" draw:name="Grafik8" text:anchor-type="as-char" svg:width="12.779cm" svg:height="9.869cm" draw:z-index="7"><draw:image xlink:href="https://cf-courses-data.s3.us.cloud-object-storage.appdomain.cloud/IBM-DS0105EN-Coursera/labs/GitHub/images/Create_repo.png" xlink:type="simple" xlink:show="embed" xlink:actuate="onLoad"/><svg:title>Bild</svg:title></draw:frame> </text:p>
        </text:list-item>
        <text:list-item>
          <text:p text:style-name="P3">Geben Sie einen Repository-Namen ein und aktivieren Sie das <text:span text:style-name="Strong_20_Emphasis">Dieses Repository mit einer README-Datei initialisieren </text:span>. </text:p>
          <text:p text:style-name="P3"><text:soft-page-break/><draw:frame draw:style-name="fr1" draw:name="Grafik9" text:anchor-type="as-char" svg:width="22.675cm" svg:height="21.061cm" draw:z-index="8"><draw:image xlink:href="https://cf-courses-data.s3.us.cloud-object-storage.appdomain.cloud/IBM-DS0105EN-Coursera/labs/GitHub/images/Repo_details.png" xlink:type="simple" xlink:show="embed" xlink:actuate="onLoad"/><svg:title>Bild</svg:title></draw:frame> </text:p>
        </text:list-item>
        <text:list-item>
          <text:p text:style-name="P3">Klicken <text:span text:style-name="Strong_20_Emphasis">Sie auf Repository erstellen </text:span>. Das Repository wird erstellt und seine Homepage wird angezeigt. </text:p>
        </text:list-item>
      </text:list>
      <text:p text:style-name="Text_20_body">Als Nächstes beginnen Sie mit der Bearbeitung des Repositorys. </text:p>
      <text:h text:style-name="Heading_20_2" text:outline-level="2">3: Erstellen und bearbeiten Sie eine Datei </text:h>
      <text:p text:style-name="Text_20_body"><text:span text:style-name="Strong_20_Emphasis">Bearbeiten Sie eine Datei </text:span></text:p>
      <text:p text:style-name="Text_20_body"><text:soft-page-break/>Obwohl Sie normalerweise eine Datei erstellen, bevor Sie sie bearbeiten, wird in diesem Fall die <text:span text:style-name="Source_20_Text">README.md</text:span>Datei wurde bereits für Sie erstellt. Führen Sie die folgenden Schritte aus, um diese Datei zu bearbeiten: </text:p>
      <text:list xml:id="list6603449855771988751" text:style-name="L4">
        <text:list-item>
          <text:p text:style-name="P4">Ihr Repository-Stammordner enthält nur eine Datei: <text:span text:style-name="Source_20_Text">README.md</text:span>. Klicken Sie rechts auf das Stiftsymbol, um die Datei zu bearbeiten. </text:p>
          <text:p text:style-name="P4"><draw:frame draw:style-name="fr1" draw:name="Grafik10" text:anchor-type="as-char" svg:width="1.997cm" svg:height="0.998cm" draw:z-index="9"><draw:image xlink:href="https://cf-courses-data.s3.us.cloud-object-storage.appdomain.cloud/IBM-DS0105EN-Coursera/labs/GitHub/images/Edit_file.png" xlink:type="simple" xlink:show="embed" xlink:actuate="onLoad"/><svg:title>Bild</svg:title></draw:frame> </text:p>
        </text:list-item>
        <text:list-item>
          <text:p text:style-name="P4">Fügen Sie der Datei Text hinzu. </text:p>
          <text:p text:style-name="P4"><draw:frame draw:style-name="fr1" draw:name="Grafik11" text:anchor-type="as-char" svg:width="1.997cm" svg:height="0.998cm" draw:z-index="10"><draw:image xlink:href="https://cf-courses-data.s3.us.cloud-object-storage.appdomain.cloud/IBM-DS0105EN-Coursera/labs/GitHub/images/Add_text.png" xlink:type="simple" xlink:show="embed" xlink:actuate="onLoad"/><svg:title>Bild</svg:title></draw:frame> </text:p>
        </text:list-item>
        <text:list-item>
          <text:p text:style-name="P4">Scrollen Sie zum Ende der Datei und klicken Sie auf <text:span text:style-name="Strong_20_Emphasis">Änderungen übernehmen </text:span>. </text:p>
          <text:p text:style-name="P4"><draw:frame draw:style-name="fr1" draw:name="Grafik12" text:anchor-type="as-char" svg:width="1.997cm" svg:height="0.998cm" draw:z-index="11"><draw:image xlink:href="https://cf-courses-data.s3.us.cloud-object-storage.appdomain.cloud/IBM-DS0105EN-Coursera/labs/GitHub/images/Commit.png" xlink:type="simple" xlink:show="embed" xlink:actuate="onLoad"/><svg:title>Bild</svg:title></draw:frame> </text:p>
        </text:list-item>
        <text:list-item>
          <text:p text:style-name="P4">Bestätigen Sie, dass der Text, den Sie der Datei hinzugefügt haben, gespeichert wurde. </text:p>
        </text:list-item>
      </text:list>
      <text:p text:style-name="Text_20_body"><text:span text:style-name="Strong_20_Emphasis">Erstellen Sie eine neue Datei </text:span></text:p>
      <text:list xml:id="list4049392032279474832" text:style-name="L5">
        <text:list-item>
          <text:p text:style-name="P5">Klicken Sie auf den Repository-Namen, um zum Hauptzweig zurückzukehren, ähnlich wie dieses Repository genannt wird <text:span text:style-name="Source_20_Text">testrepo</text:span>. </text:p>
          <text:p text:style-name="P5"><draw:frame draw:style-name="fr1" draw:name="Grafik13" text:anchor-type="as-char" svg:width="1.997cm" svg:height="0.998cm" draw:z-index="12"><draw:image xlink:href="https://cf-courses-data.s3.us.cloud-object-storage.appdomain.cloud/IBM-DS0105EN-Coursera/labs/GitHub/images/Add_file1.png" xlink:type="simple" xlink:show="embed" xlink:actuate="onLoad"/><svg:title>Bild</svg:title></draw:frame> </text:p>
        </text:list-item>
        <text:list-item>
          <text:p text:style-name="P5">Klicken <text:span text:style-name="Strong_20_Emphasis">Datei hinzufügen </text:span>und wählen <text:span text:style-name="Strong_20_Emphasis">Sie Neue Datei </text:span>erstellen aus, um eine neue Datei im Repository zu erstellen. </text:p>
          <text:p text:style-name="P5"><draw:frame draw:style-name="fr1" draw:name="Grafik14" text:anchor-type="as-char" svg:width="1.997cm" svg:height="0.998cm" draw:z-index="13"><draw:image xlink:href="https://cf-courses-data.s3.us.cloud-object-storage.appdomain.cloud/IBM-DS0105EN-Coursera/labs/GitHub/images/Create_new_file.png" xlink:type="simple" xlink:show="embed" xlink:actuate="onLoad"/><svg:title>Bild</svg:title></draw:frame> </text:p>
        </text:list-item>
        <text:list-item>
          <text:p text:style-name="P5">Geben Sie einen Dateinamen und eine Erweiterung ein; zum Beispiel, <text:span text:style-name="Source_20_Text">firstpython.py</text:span>. Fügen Sie Ihrer Datei die im folgenden Bild angezeigten Codezeilen hinzu: </text:p>
          <text:p text:style-name="P5"><draw:frame draw:style-name="fr1" draw:name="Grafik15" text:anchor-type="as-char" svg:width="1.997cm" svg:height="0.998cm" draw:z-index="14"><draw:image xlink:href="https://cf-courses-data.s3.us.cloud-object-storage.appdomain.cloud/IBM-DS0105EN-Coursera/labs/GitHub/images/Add_filename.png" xlink:type="simple" xlink:show="embed" xlink:actuate="onLoad"/><svg:title>Bild</svg:title></draw:frame> </text:p>
        </text:list-item>
        <text:list-item>
          <text:p text:style-name="P5">Scrollen Sie zum Ende der Seite. Sie können optional eine Beschreibung Ihres Updates hinzufügen (z. B. „Hinzufügen einer neuen Datei“). Klicken Sie <text:span text:style-name="Strong_20_Emphasis">Commit </text:span>, um Ihre neue Datei zu erstellen. </text:p>
          <text:p text:style-name="P5"><draw:frame draw:style-name="fr1" draw:name="Grafik16" text:anchor-type="as-char" svg:width="1.997cm" svg:height="0.998cm" draw:z-index="15"><draw:image xlink:href="https://cf-courses-data.s3.us.cloud-object-storage.appdomain.cloud/IBM-DS0105EN-Coursera/labs/GitHub/images/commit_newfile.png" xlink:type="simple" xlink:show="embed" xlink:actuate="onLoad"/><svg:title>Bild</svg:title></draw:frame> </text:p>
          <text:p text:style-name="P5">Ihre Datei wird nun Ihrem Repository hinzugefügt und die Repository-Liste zeigt, wann die Datei hinzugefügt oder zuletzt überarbeitet wurde. </text:p>
        </text:list-item>
      </text:list>
      <text:h text:style-name="Heading_20_2" text:outline-level="2">4. Laden Sie eine Datei hoch und übertragen Sie sie </text:h>
      <text:p text:style-name="Text_20_body">Führen Sie die folgenden Schritte aus, um eine lokale Datei hochzuladen und in Ihr Repository zu übertragen: </text:p>
      <text:list xml:id="list8380640511219108103" text:style-name="L6">
        <text:list-item>
          <text:p text:style-name="P6">Klicken Sie auf Ihrer Repository-Seite auf <text:span text:style-name="Strong_20_Emphasis">Datei hinzufügen </text:span>und wählen Sie dann <text:span text:style-name="Strong_20_Emphasis">Dateien </text:span>hochladen aus, um eine Datei hochzuladen. </text:p>
          <text:p text:style-name="P6"><text:soft-page-break/><draw:frame draw:style-name="fr1" draw:name="Grafik17" text:anchor-type="as-char" svg:width="1.997cm" svg:height="0.998cm" draw:z-index="16"><draw:image xlink:href="https://cf-courses-data.s3.us.cloud-object-storage.appdomain.cloud/IBM-DS0105EN-Coursera/labs/GitHub/images/upload.png" xlink:type="simple" xlink:show="embed" xlink:actuate="onLoad"/><svg:title>Bild</svg:title></draw:frame> </text:p>
        </text:list-item>
        <text:list-item>
          <text:p text:style-name="P6">Klicken <text:span text:style-name="Strong_20_Emphasis">Dateien </text:span>auswählen und wählen Sie eine Datei von Ihrem Computer aus. Sie können jede Datei (z. B. eine .txt-, .ipynb- oder .png-Datei) in das Repository hochladen. </text:p>
          <text:p text:style-name="P6"><draw:frame draw:style-name="fr1" draw:name="Grafik18" text:anchor-type="as-char" svg:width="1.997cm" svg:height="0.998cm" draw:z-index="17"><draw:image xlink:href="https://cf-courses-data.s3.us.cloud-object-storage.appdomain.cloud/IBM-DS0105EN-Coursera/labs/GitHub/images/select_files.png" xlink:type="simple" xlink:show="embed" xlink:actuate="onLoad"/><svg:title>Bild</svg:title></draw:frame> </text:p>
        </text:list-item>
        <text:list-item>
          <text:p text:style-name="P6">Klicken Sie nach dem Hochladen der Datei auf <text:span text:style-name="Strong_20_Emphasis">Änderungen übernehmen </text:span>. </text:p>
          <text:p text:style-name="P6"><draw:frame draw:style-name="fr1" draw:name="Grafik19" text:anchor-type="as-char" svg:width="1.997cm" svg:height="0.998cm" draw:z-index="18"><draw:image xlink:href="https://cf-courses-data.s3.us.cloud-object-storage.appdomain.cloud/IBM-DS0105EN-Coursera/labs/GitHub/images/commit_upload.png" xlink:type="simple" xlink:show="embed" xlink:actuate="onLoad"/><svg:title>Bild</svg:title></draw:frame> </text:p>
          <text:p text:style-name="P6">Ihre Datei wird in das Repository hochgeladen. </text:p>
          <text:p text:style-name="P6"><draw:frame draw:style-name="fr1" draw:name="Grafik20" text:anchor-type="as-char" svg:width="1.997cm" svg:height="0.998cm" draw:z-index="19"><draw:image xlink:href="https://cf-courses-data.s3.us.cloud-object-storage.appdomain.cloud/IBM-DS0105EN-Coursera/labs/GitHub/images/check_change.png" xlink:type="simple" xlink:show="embed" xlink:actuate="onLoad"/><svg:title>Bild</svg:title></draw:frame> </text:p>
        </text:list-item>
      </text:list>
      <text:h text:style-name="Heading_20_2" text:outline-level="2">Zusammenfassung </text:h>
      <text:p text:style-name="Text_20_body">Herzliche Glückwünsche! In diesem Lab haben Sie gelernt, wie Sie ein neues Repository erstellen, eine neue Datei hinzufügen, eine Datei bearbeiten, eine Datei hochladen und Ihre Änderungen übernehmen. Wir empfehlen Ihnen, Ihr Repository weiterhin zu aktualisieren, um sich mit den erlernten Prozessen vertraut zu machen. </text:p>
      <text:h text:style-name="Heading_20_2" text:outline-level="2">Tutorial-Details </text:h>
      <text:p text:style-name="Text_20_body"><text:span text:style-name="Strong_20_Emphasis">Autoren: </text:span></text:p>
      <text:list xml:id="list7273551319212346247" text:style-name="L7">
        <text:list-item>
          <text:p text:style-name="P10">Romeo Kienzler </text:p>
        </text:list-item>
        <text:list-item>
          <text:p text:style-name="P7">Malika Singla </text:p>
        </text:list-item>
      </text:list>
      <text:p text:style-name="Text_20_body"><text:span text:style-name="Strong_20_Emphasis">Weitere Mitwirkende: </text:span></text:p>
      <text:list xml:id="list4447733251544435133" text:style-name="L8">
        <text:list-item>
          <text:p text:style-name="P11">Rav Ahuja </text:p>
        </text:list-item>
        <text:list-item>
          <text:p text:style-name="P8">Upkar Lidder </text:p>
        </text:list-item>
      </text:list>
      <text:p text:style-name="Text_20_body"><text:span text:style-name="Strong_20_Emphasis">Änderungsprotokoll: </text:span></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Datum </text:p>
            </table:table-cell>
            <table:table-cell table:style-name="Tabelle1.A1" office:value-type="string">
              <text:p text:style-name="Table_20_Heading">Ausführung </text:p>
            </table:table-cell>
            <table:table-cell table:style-name="Tabelle1.A1" office:value-type="string">
              <text:p text:style-name="Table_20_Heading">Verändert von </text:p>
            </table:table-cell>
            <table:table-cell table:style-name="Tabelle1.A1" office:value-type="string">
              <text:p text:style-name="Table_20_Heading">Beschreibung ändern </text:p>
            </table:table-cell>
          </table:table-row>
        </table:table-header-rows>
        <table:table-row>
          <table:table-cell table:style-name="Tabelle1.A1" office:value-type="string">
            <text:p text:style-name="Table_20_Contents">2020-08-18 </text:p>
          </table:table-cell>
          <table:table-cell table:style-name="Tabelle1.A1" office:value-type="string">
            <text:p text:style-name="Table_20_Contents">0,6 </text:p>
          </table:table-cell>
          <table:table-cell table:style-name="Tabelle1.A1" office:value-type="string">
            <text:p text:style-name="Table_20_Contents">Upkar Lidder </text:p>
          </table:table-cell>
          <table:table-cell table:style-name="Tabelle1.A1" office:value-type="string">
            <text:p text:style-name="Table_20_Contents">Aktualisierter GitHub-Übersichtsabschnitt </text:p>
          </table:table-cell>
        </table:table-row>
        <table:table-row>
          <table:table-cell table:style-name="Tabelle1.A1" office:value-type="string">
            <text:p text:style-name="Table_20_Contents">2020-07-16 </text:p>
          </table:table-cell>
          <table:table-cell table:style-name="Tabelle1.A1" office:value-type="string">
            <text:p text:style-name="Table_20_Contents">0,5 </text:p>
          </table:table-cell>
          <table:table-cell table:style-name="Tabelle1.A1" office:value-type="string">
            <text:p text:style-name="Table_20_Contents">Malika Singla </text:p>
          </table:table-cell>
          <table:table-cell table:style-name="Tabelle1.A1" office:value-type="string">
            <text:p text:style-name="Table_20_Contents">Rechtschreibprüfung, Schrittnummer hinzugefügt </text:p>
          </table:table-cell>
        </table:table-row>
        <table:table-row>
          <table:table-cell table:style-name="Tabelle1.A1" office:value-type="string">
            <text:p text:style-name="Table_20_Contents">2020-07-14 </text:p>
          </table:table-cell>
          <table:table-cell table:style-name="Tabelle1.A1" office:value-type="string">
            <text:p text:style-name="Table_20_Contents">0,4 </text:p>
          </table:table-cell>
          <table:table-cell table:style-name="Tabelle1.A1" office:value-type="string">
            <text:p text:style-name="Table_20_Contents">Rav Ahuja </text:p>
          </table:table-cell>
          <table:table-cell table:style-name="Tabelle1.A1" office:value-type="string">
            <text:p text:style-name="Table_20_Contents">Geändertes Logo, aktualisierte Bemühungen, Titel, Einführung, Ziele, hinzugefügte Autoren und Änderungsprotokoll </text:p>
          </table:table-cell>
        </table:table-row>
        <table:table-row>
          <table:table-cell table:style-name="Tabelle1.A1" office:value-type="string">
            <text:p text:style-name="Table_20_Contents">2020-07-13 </text:p>
          </table:table-cell>
          <table:table-cell table:style-name="Tabelle1.A1" office:value-type="string">
            <text:p text:style-name="Table_20_Contents">0,3 </text:p>
          </table:table-cell>
          <table:table-cell table:style-name="Tabelle1.A1" office:value-type="string">
            <text:p text:style-name="Table_20_Contents">Malika Singla </text:p>
          </table:table-cell>
          <table:table-cell table:style-name="Tabelle1.A1" office:value-type="string">
            <text:p text:style-name="Table_20_Contents">Zu GitLab hinzugefügt und einige Formatierungsänderungen vorgenommen, Ziele hinzugefügt usw. </text:p>
          </table:table-cell>
        </table:table-row>
        <table:table-row>
          <table:table-cell table:style-name="Tabelle1.A1" office:value-type="string">
            <text:p text:style-name="Table_20_Contents">03.07.2020 </text:p>
          </table:table-cell>
          <table:table-cell table:style-name="Tabelle1.A1" office:value-type="string">
            <text:p text:style-name="Table_20_Contents">0,2 </text:p>
          </table:table-cell>
          <table:table-cell table:style-name="Tabelle1.A1" office:value-type="string">
            <text:p text:style-name="Table_20_Contents">Malika Singla </text:p>
          </table:table-cell>
          <table:table-cell table:style-name="Tabelle1.A1" office:value-type="string">
            <text:p text:style-name="Table_20_Contents">Auf Markdown portiert und GitHub-Kontoanmeldung, neue Screenshots usw. hinzugefügt. </text:p>
          </table:table-cell>
        </table:table-row>
        <table:table-row>
          <table:table-cell table:style-name="Tabelle1.A1" office:value-type="string">
            <text:p text:style-name="Table_20_Contents">2020-06-30 </text:p>
          </table:table-cell>
          <table:table-cell table:style-name="Tabelle1.A1" office:value-type="string">
            <text:p text:style-name="Table_20_Contents">0,1 </text:p>
          </table:table-cell>
          <table:table-cell table:style-name="Tabelle1.A1" office:value-type="string">
            <text:p text:style-name="Table_20_Contents">Romeo <text:soft-page-break/>Kienzler </text:p>
          </table:table-cell>
          <table:table-cell table:style-name="Tabelle1.A1" office:value-type="string">
            <text:p text:style-name="Table_20_Contents">Entworfene Erstfassung </text:p>
          </table:table-cell>
        </table:table-row>
      </table:table>
      <text:h text:style-name="P12" text:outline-level="3">© IBM Corporation 2020. Alle Rechte vorbehalten. </text:h>
      <text:section text:style-name="Sect1" text:name="simple-translate">
        <text:p text:style-name="Text_20_body"/>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1" style:font-size-complex="1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6-29T21:59:42.99</meta:creation-date>
    <meta:document-statistic meta:table-count="1" meta:image-count="20" meta:object-count="0" meta:page-count="10" meta:paragraph-count="107" meta:word-count="882" meta:character-count="6087"/>
    <dc:date>2022-06-29T22:01:59.78</dc:date>
    <meta:editing-duration>PT2M30S</meta:editing-duration>
    <meta:editing-cycles>1</meta:editing-cycles>
    <meta:generator>OpenOffice/4.1.12$Win32 OpenOffice.org_project/4112m1$Build-9809</meta:generator>
  </office:meta>
</office:document-meta>
</file>